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6cm"/>
    </style:style>
    <style:style style:name="co4" style:family="table-column">
      <style:table-column-properties fo:break-before="auto" style:column-width="3.505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7.761cm"/>
    </style:style>
    <style:style style:name="co7" style:family="table-column">
      <style:table-column-properties fo:break-before="auto" style:column-width="5.345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178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8.8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 style:data-style-name="N6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1" style:family="table-cell" style:parent-style-name="Default" style:data-style-name="N6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61">
      <style:table-cell-properties style:text-align-source="fix" style:repeat-content="false" fo:border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st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3" table:number-rows-spanned="1">
            <text:p>BLASTN</text:p>
          </table:table-cell>
          <table:covered-table-cell table:number-columns-repeated="2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3"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homo sapien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3" table:number-columns-spanned="1" table:number-rows-spanned="2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covered-table-cell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4"/>
          <table:table-cell table:style-name="ce25"/>
        </table:table-row>
        <table:table-row table:style-name="ro1">
          <table:table-cell table:style-name="ce3" office:value-type="string" calcext:value-type="string" table:number-columns-spanned="1" table:number-rows-spanned="3">
            <text:p>cavia porcell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3" table:number-columns-spanned="1" table:number-rows-spanned="4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xenopus tropicali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covered-table-cell table:style-name="ce23"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covered-table-cell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5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elephas maximus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style-name="ce25"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style-name="ce25"/>
          <table:table-cell/>
        </table:table-row>
        <table:table-row table:style-name="ro1">
          <table:table-cell table:style-name="ce4"/>
          <table:table-cell table:style-name="ce5"/>
          <table:table-cell table:style-name="ce7"/>
          <table:table-cell table:style-name="ce10"/>
          <table:table-cell table:style-name="ce13"/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table-cell table:number-columns-spanned="1" table:number-rows-spanned="4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branchiostoma lanceolatum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3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12" office:value-type="string" calcext:value-type="string">
            <text:p>hs</text:p>
          </table:table-cell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2" calcext:value-type="float">
            <text:p>2</text:p>
          </table:table-cell>
          <table:covered-table-cell table:style-name="ce7"/>
          <table:table-cell table:style-name="ce10" office:value-type="float" office:value="0.05" calcext:value-type="float">
            <text:p>0.05</text:p>
          </table:table-cell>
          <table:table-cell table:style-name="ce13" office:value-type="string" calcext:value-type="string">
            <text:p>md</text:p>
          </table:table-cell>
          <table:table-cell table:style-name="ce7" table:number-columns-repeated="2"/>
          <table:table-cell table:style-name="ce18"/>
          <table:table-cell table:style-name="ce10" table:number-columns-repeated="2"/>
          <table:table-cell table:style-name="ce21"/>
          <table:covered-table-cell/>
          <table:table-cell/>
        </table:table-row>
        <table:table-row table:style-name="ro1">
          <table:covered-table-cell table:style-name="ce4"/>
          <table:table-cell table:style-name="ce5" office:value-type="float" office:value="3" calcext:value-type="float">
            <text:p>3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4" office:value-type="string" calcext:value-type="string">
            <text:p>ss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covered-table-cell/>
          <table:table-cell/>
        </table:table-row>
        <table:table-row table:style-name="ro1">
          <table:table-cell table:number-columns-repeated="1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number-columns-spanned="1" table:number-rows-spanned="8"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2"/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8"/>
          <table:table-cell table:number-columns-spanned="1" table:number-rows-spanned="3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8"/>
          <table:table-cell table:number-columns-spanned="1" table:number-rows-spanned="4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0"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8"/>
          <table:table-cell table:number-columns-spanned="1" table:number-rows-spanned="2"/>
          <table:table-cell/>
        </table:table-row>
        <table:table-row table:style-name="ro1">
          <table:covered-table-cell/>
          <table:table-cell/>
          <table:covered-table-cell/>
          <table:table-cell table:number-columns-repeated="8"/>
          <table:covered-table-cell/>
          <table:table-cell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table-cell table:number-columns-spanned="1" table:number-rows-spanned="8"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  <table:table-row table:style-name="ro1">
          <table:covered-table-cell/>
          <table:table-cell/>
          <table:covered-table-cell/>
          <table:table-cell table:number-columns-repeated="10"/>
        </table:table-row>
      </table:table>
      <table:table table:name="blastp" table:style-name="ta1">
        <table:table-column table:style-name="co7" table:default-cell-style-name="ce4"/>
        <table:table-column table:style-name="co2" table:default-cell-style-name="ce5"/>
        <table:table-column table:style-name="co8" table:default-cell-style-name="ce7"/>
        <table:table-column table:style-name="co9" table:default-cell-style-name="ce10"/>
        <table:table-column table:style-name="co10" table:default-cell-style-name="ce10"/>
        <table:table-column table:style-name="co2" table:default-cell-style-name="ce10"/>
        <table:table-column table:style-name="co11" table:default-cell-style-name="ce13"/>
        <table:table-column table:style-name="co2" table:number-columns-repeated="2" table:default-cell-style-name="ce7"/>
        <table:table-column table:style-name="co2" table:default-cell-style-name="ce30"/>
        <table:table-column table:style-name="co2" table:number-columns-repeated="2" table:default-cell-style-name="ce10"/>
        <table:table-column table:style-name="co2" table:default-cell-style-name="ce21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" table:number-columns-repeated="2"/>
          <table:table-cell table:style-name="ce6" office:value-type="string" calcext:value-type="string" table:number-columns-spanned="5" table:number-rows-spanned="1">
            <text:p>BLASTP</text:p>
          </table:table-cell>
          <table:covered-table-cell table:number-columns-repeated="4" table:style-name="ce2"/>
          <table:table-cell table:style-name="ce2" table:number-columns-repeated="2"/>
          <table:table-cell table:style-name="ce16" office:value-type="string" calcext:value-type="string" table:number-columns-spanned="4" table:number-rows-spanned="1">
            <text:p>Best Hit</text:p>
          </table:table-cell>
          <table:covered-table-cell table:number-columns-repeated="2"/>
          <table:covered-table-cell table:style-name="ce10"/>
          <table:table-cell table:number-columns-repeated="2"/>
        </table:table-row>
        <table:table-row table:style-name="ro1">
          <table:table-cell table:style-name="ce3" office:value-type="string" calcext:value-type="string">
            <text:p>Speci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Expect Threshold</text:p>
          </table:table-cell>
          <table:table-cell table:style-name="ce3" office:value-type="string" calcext:value-type="string">
            <text:p>Matrix</text:p>
          </table:table-cell>
          <table:table-cell table:style-name="ce3" office:value-type="string" calcext:value-type="string">
            <text:p>Word size</text:p>
          </table:table-cell>
          <table:table-cell table:style-name="ce3" office:value-type="string" calcext:value-type="string">
            <text:p>Program Selection</text:p>
          </table:table-cell>
          <table:table-cell table:style-name="ce3" office:value-type="string" calcext:value-type="string">
            <text:p>Hits</text:p>
          </table:table-cell>
          <table:table-cell table:style-name="ce3" office:value-type="string" calcext:value-type="string">
            <text:p>bits</text:p>
          </table:table-cell>
          <table:table-cell table:style-name="ce2" office:value-type="string" calcext:value-type="string">
            <text:p>E-value</text:p>
          </table:table-cell>
          <table:table-cell table:style-name="ce2" office:value-type="string" calcext:value-type="string">
            <text:p>ID %</text:p>
          </table:table-cell>
          <table:table-cell table:style-name="ce2" office:value-type="string" calcext:value-type="string">
            <text:p>Positives %</text:p>
          </table:table-cell>
          <table:table-cell table:style-name="ce2" office:value-type="string" calcext:value-type="string">
            <text:p>Gap %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lias or description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0">
            <text:p>homo sapien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8" office:value-type="float" office:value="0.00000000009" calcext:value-type="float">
            <text:p>9.00E-1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2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64" calcext:value-type="float">
            <text:p>64</text:p>
          </table:table-cell>
          <table:table-cell office:value-type="float" office:value="229" calcext:value-type="float">
            <text:p>229</text:p>
          </table:table-cell>
          <table:table-cell table:style-name="ce18" office:value-type="float" office:value="6E-069" calcext:value-type="float">
            <text:p>6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 table:style-name="ce25" office:value-type="string" calcext:value-type="string">
            <text:p>Low and normal levels of LDH do not usually indicate any pathology.<text:a xlink:href="https://en.wikipedia.org/wiki/Lactate_dehydrogenase#cite_note-labtestsonline-29" xlink:type="simple">[28]</text:a> Low levels may be caused by large intake of <text:a xlink:href="https://en.wikipedia.org/wiki/Vitamin_C" xlink:type="simple">vitamin C</text:a>.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9" office:value-type="float" office:value="0.00000000007" calcext:value-type="float">
            <text:p>7.00E-1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 table:style-name="ce23"/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00006" calcext:value-type="float">
            <text:p>6.00E-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8" office:value-type="float" office:value="4E-070" calcext:value-type="float">
            <text:p>4.00E-7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5" office:value-type="string" calcext:value-type="string">
            <text:p> <text:a xlink:href="https://www.ncbi.nlm.nih.gov/protein/NP_919417.1?report=genbank&amp;log$=protalign&amp;blast_rank=1&amp;RID=RAEWY777016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0.000000008" calcext:value-type="float">
            <text:p>8.00E-0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18" office:value-type="float" office:value="0.00000004" calcext:value-type="float">
            <text:p>4.00E-08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43MP8013" xlink:type="simple">NP_689996.4</text:a></text:p>
          </table:table-cell>
          <table:table-cell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8" office:value-type="float" office:value="0.000000000005" calcext:value-type="float">
            <text:p>5.00E-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4">
            <text:p><text:a xlink:href="https://www.ncbi.nlm.nih.gov/protein/NP_055577.1?report=genbank&amp;log$=protalign&amp;blast_rank=1&amp;RID=RAEEA273013" xlink:type="simple">NP_055577.1</text:a></text:p>
          </table:table-cell>
          <table:table-cell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31" office:value-type="float" office:value="0.00000000003" calcext:value-type="float">
            <text:p>3.00E-1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8" office:value-type="float" office:value="0.00000000003" calcext:value-type="float">
            <text:p>3.00E-11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office:value-type="float" office:value="40" calcext:value-type="float">
            <text:p>40</text:p>
          </table:table-cell>
          <table:table-cell table:style-name="ce27"/>
          <table:table-cell table:style-name="ce32" office:value-type="float" office:value="2E-069" calcext:value-type="float">
            <text:p>2.00E-6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0.00000000008" calcext:value-type="float">
            <text:p>8.00E-1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" office:value-type="string" calcext:value-type="string">
            <text:p><text:a xlink:href="https://www.ncbi.nlm.nih.gov/protein/6LPN_A?report=genbank&amp;log$=protalign&amp;blast_rank=1&amp;RID=RAFJVMBW01N" xlink:type="simple">6LPN_A</text:a></text:p>
          </table:table-cell>
          <table:table-cell table:style-name="ce25" office:value-type="string" calcext:value-type="string">
            <text:p> <text:a xlink:href="https://www.ncbi.nlm.nih.gov/protein/NP_689996.4?report=genbank&amp;log$=protalign&amp;blast_rank=1&amp;RID=RAEZVSAN013" xlink:type="simple">NP_689996.4</text:a>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/>
          <table:table-cell table:style-name="ce31" office:value-type="float" office:value="0.000000000006" calcext:value-type="float">
            <text:p>6.00E-12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53" calcext:value-type="float">
            <text:p>53</text:p>
          </table:table-cell>
          <table:table-cell table:style-name="ce20" office:value-type="float" office:value="0" calcext:value-type="float">
            <text:p>0</text:p>
          </table:table-cell>
          <table:table-cell table:style-name="ce25" office:value-type="string" calcext:value-type="string">
            <text:p> <text:a xlink:href="https://www.ncbi.nlm.nih.gov/protein/Q15392.2?report=genbank&amp;log$=protalign&amp;blast_rank=1&amp;RID=RAFVUDUM01N" xlink:type="simple">Q15392.2</text:a></text:p>
          </table:table-cell>
          <table:table-cell table:style-name="ce23" office:value-type="string" calcext:value-type="string">
            <text:p><text:a xlink:href="https://www.ncbi.nlm.nih.gov/protein/NP_055577.1?report=genbank&amp;log$=protalign&amp;blast_rank=1&amp;RID=RAEEA273013" xlink:type="simple">NP_055577.1</text:a>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office:value-type="float" office:value="4" calcext:value-type="float">
            <text:p>4</text:p>
          </table:table-cell>
          <table:table-cell table:style-name="ce27"/>
          <table:table-cell table:style-name="ce18" office:value-type="float" office:value="1E-066" calcext:value-type="float">
            <text:p>1.00E-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style-name="ce25" office:value-type="string" calcext:value-type="string">
            <text:p><text:a xlink:href="https://www.ncbi.nlm.nih.gov/protein/Q86WU2.1?report=genbank&amp;log$=protalign&amp;blast_rank=1&amp;RID=RAFZ19S3013" xlink:type="simple">Q86WU2.1</text:a></text:p>
          </table:table-cell>
          <table:table-cell table:style-name="ce24" office:value-type="string" calcext:value-type="string">
            <text:p> <text:a xlink:href="https://www.ncbi.nlm.nih.gov/protein/NP_919417.1?report=genbank&amp;log$=protalign&amp;blast_rank=1&amp;RID=RAEDBGC501N" xlink:type="simple">NP_919417.1</text:a>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style-name="ce26"/>
          <table:table-cell table:number-columns-repeated="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branchiostoma lanceolatum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1.3" calcext:value-type="float">
            <text:p>1.3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46" calcext:value-type="float">
            <text:p>46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string" calcext:value-type="string" table:number-columns-spanned="1" table:number-rows-spanned="2">
            <text:p> <text:a xlink:href="https://www.ncbi.nlm.nih.gov/protein/O02466.1?report=genbank&amp;log$=protalign&amp;blast_rank=1&amp;RID=RAH3921C013" xlink:type="simple">O02466.1</text:a>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string" calcext:value-type="string">
            <text:p>/3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.3" calcext:value-type="float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string" calcext:value-type="string">
            <text:p>/3</text:p>
          </table:table-cell>
          <table:table-cell office:value-type="float" office:value="25.4" calcext:value-type="float">
            <text:p>25.4</text:p>
          </table:table-cell>
          <table:table-cell table:style-name="ce34" office:value-type="float" office:value="0.98" calcext:value-type="float">
            <text:p>0.98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 <text:a xlink:href="https://www.ncbi.nlm.nih.gov/protein/AAM93476.1?report=genbank&amp;log$=protalign&amp;blast_rank=1&amp;RID=RAKPYGEJ013" xlink:type="simple">AAM93476.1</text:a>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35" office:value-type="float" office:value="0.69" calcext:value-type="float">
            <text:p>0.6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3" calcext:value-type="float">
            <text:p>4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string" calcext:value-type="string" table:number-columns-spanned="1" table:number-rows-spanned="3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6" table:number-columns-repeated="2"/>
          <table:table-cell/>
          <table:covered-table-cell/>
          <table:table-cell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6"/>
          <table:covered-table-cell/>
          <table:table-cell/>
        </table:table-row>
        <table:table-row table:style-name="ro3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0" calcext:value-type="float">
            <text:p>20</text:p>
          </table:table-cell>
          <table:table-cell table:style-name="ce32" office:value-type="float" office:value="1.3" calcext:value-type="float">
            <text:p>1.30E+0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25" office:value-type="string" calcext:value-type="string">
            <text:p> <text:a xlink:href="https://www.ncbi.nlm.nih.gov/protein/NP_007538.1?report=genbank&amp;log$=protalign&amp;blast_rank=1&amp;RID=RANBJBT1013" xlink:type="simple">NP_007538.1</text:a></text:p>
          </table:table-cell>
          <table:table-cell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22.7" calcext:value-type="float">
            <text:p>22.7</text:p>
          </table:table-cell>
          <table:table-cell office:value-type="float" office:value="0.12" calcext:value-type="float">
            <text:p>0.12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 <text:a xlink:href="https://www.ncbi.nlm.nih.gov/protein/NP_007545.1?report=genbank&amp;log$=protalign&amp;blast_rank=1&amp;RID=RAN56B3W013" xlink:type="simple">NP_007545.1</text:a></text:p>
          </table:table-cell>
          <table:table-cell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ce3"/>
          <table:table-cell/>
          <table:table-cell table:style-name="ce15"/>
          <table:table-cell table:style-name="ce9" table:number-columns-repeated="3"/>
          <table:table-cell table:style-name="ce12"/>
          <table:table-cell table:style-name="ce15" table:number-columns-repeated="2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cavia porcell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 table:number-columns-spanned="1" table:number-rows-spanned="4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15" calcext:value-type="float">
            <text:p>615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71" calcext:value-type="float">
            <text:p>71</text:p>
          </table:table-cell>
          <table:table-cell table:style-name="ce20" office:value-type="float" office:value="11" calcext:value-type="float">
            <text:p>11</text:p>
          </table:table-cell>
          <table:table-cell table:style-name="ce23" office:value-type="string" calcext:value-type="string">
            <text:p><text:a xlink:href="https://www.ncbi.nlm.nih.gov/protein/XP_012998768.1?report=genbank&amp;log$=protalign&amp;blast_rank=1&amp;RID=RAP9J6RJ01N" xlink:type="simple">XP_012998768.1</text:a></text:p>
          </table:table-cell>
          <table:table-cell office:value-type="string" calcext:value-type="string">
            <text:p>low quality gulo protein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6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table:number-columns-repeated="2"/>
          <table:table-cell table:style-name="ce32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3" calcext:value-type="float">
            <text:p>3</text:p>
          </table:table-cell>
          <table:table-cell office:value-type="float" office:value="47.8" calcext:value-type="float">
            <text:p>47.8</text:p>
          </table:table-cell>
          <table:table-cell table:style-name="ce18" office:value-type="float" office:value="0.000000007" calcext:value-type="float">
            <text:p>7.00E-0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1" calcext:value-type="float">
            <text:p>1</text:p>
          </table:table-cell>
          <table:table-cell office:value-type="float" office:value="47.8" calcext:value-type="float">
            <text:p>47.8</text:p>
          </table:table-cell>
          <table:table-cell table:style-name="ce31" office:value-type="float" office:value="0.00000009" calcext:value-type="float">
            <text:p>9.00E-08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45" calcext:value-type="float">
            <text:p>45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xenopus tropicali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83" calcext:value-type="float">
            <text:p>683</text:p>
          </table:table-cell>
          <table:table-cell table:style-name="Default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4">
            <text:p> <text:a xlink:href="https://www.ncbi.nlm.nih.gov/protein/XP_031758963.1?report=genbank&amp;log$=protalign&amp;blast_rank=1&amp;RID=RAPUZR1601N" xlink:type="simple">XP_031758963.1</text:a></text:p>
          </table:table-cell>
          <table:table-cell office:value-type="string" calcext:value-type="string">
            <text:p>GULO protein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34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4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5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6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table:number-columns-repeated="2"/>
          <table:table-cell table:style-name="ce32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1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0.05" calcext:value-type="float">
            <text:p>0.05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0">
            <text:p>elephas maximus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8">
            <text:p>nr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7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style-name="ce34"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3" office:value-type="string" calcext:value-type="string" table:number-columns-spanned="1" table:number-rows-spanned="2">
            <text:p>AAG17885.1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/>
          <table:table-cell table:number-columns-repeated="3"/>
          <table:covered-table-cell/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34"/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9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15" office:value-type="string" calcext:value-type="string" table:number-columns-spanned="1" table:number-rows-spanned="8">
            <text:p>refseq selec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style-name="ce15" office:value-type="string" calcext:value-type="string" table:number-columns-spanned="1" table:number-rows-spanned="8">
            <text:p>refseq protein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5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2"/>
          <table:table-cell table:style-name="ce18"/>
          <table:table-cell table:style-name="ce36" table:number-columns-repeated="2"/>
          <table:table-cell table:number-columns-repeated="3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table:number-columns-repeated="2"/>
          <table:table-cell table:style-name="ce32"/>
          <table:table-cell table:number-columns-repeated="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15" office:value-type="string" calcext:value-type="string" table:number-columns-spanned="1" table:number-rows-spanned="8">
            <text:p>pdb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number-columns-repeated="6"/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table:style-name="ce4" office:value-type="string" calcext:value-type="string" table:number-columns-spanned="1" table:number-rows-spanned="8">
            <text:p>swissprot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BLOSUM6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blastp</text:p>
          </table:table-cell>
          <table:table-cell table:number-columns-repeated="2"/>
          <table:table-cell table:style-name="ce31"/>
          <table:table-cell table:style-name="ce9" table:number-columns-repeated="2"/>
          <table:table-cell table:style-name="ce20"/>
          <table:table-cell table:number-columns-repeated="2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i-blast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ta-blast</text:p>
          </table:table-cell>
          <table:table-cell table:style-name="ce27" table:number-columns-repeated="2"/>
          <table:table-cell table:style-name="ce18"/>
          <table:table-cell table:number-columns-repeated="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M250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blastp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covered-table-cell table:style-name="ce8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BLOSUM90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blastp</text:p>
          </table:table-cell>
          <table:table-cell table:style-name="ce8" table:number-columns-repeated="2"/>
          <table:table-cell table:style-name="ce33"/>
          <table:table-cell table:style-name="ce11" table:number-columns-repeated="2"/>
          <table:table-cell table:style-name="ce22"/>
          <table:table-cell table:number-columns-repeated="2"/>
        </table:table-row>
        <table:table-row table:style-name="ro1" table:number-rows-repeated="24">
          <table:table-cell table:style-name="Default" table:number-columns-repeated="7"/>
          <table:table-cell table:style-name="ce28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9" table:number-columns-repeated="2"/>
          <table:table-cell table:style-name="Default" table:number-columns-repeated="4"/>
          <table:table-cell table:number-columns-repeated="2"/>
        </table:table-row>
      </table:table>
      <table:table table:name="tblastn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/00/0000</text:date>, <text:time style:data-style-name="N2" text:time-value="15:23:31.33327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7:00:44.996670085</meta:creation-date>
    <dc:date>2021-10-24T14:30:01.966077017</dc:date>
    <meta:editing-duration>PT22H34S</meta:editing-duration>
    <meta:editing-cycles>54</meta:editing-cycles>
    <meta:generator>LibreOffice/6.4.7.2$Linux_X86_64 LibreOffice_project/40$Build-2</meta:generator>
    <meta:document-statistic meta:table-count="3" meta:cell-count="1336" meta:object-count="0"/>
  </office:meta>
</office:document-meta>
</file>